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600000685AD354385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377cm" svg:height="14.13cm" svg:x="4cm" svg:y="4.5cm">
          <draw:image xlink:href="Pictures/10000000000005B600000685AD35438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0M20S</meta:editing-duration>
    <meta:editing-cycles>5</meta:editing-cycles>
    <meta:generator>OpenOffice/4.1.6$Win32 OpenOffice.org_project/416m1$Build-9790</meta:generator>
    <dc:date>2019-06-25T15:57:04.27</dc:date>
    <dc:creator>Siria Sannino</dc:creator>
    <meta:document-statistic meta:object-count="1"/>
  </office:meta>
</office:document-meta>
</file>